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(Structured Query Language) - это специализированный язык программирования, используемый для управления и взаимодействия с реляционными базами данных. SQL предоставляет стандартизированный способ создания, изменения и управления данными в базе данных.</text:p>
      <text:h text:style-name="P5" text:outline-level="3">Ключевые аспекты SQL:</text:h>
      <text:list xml:id="list2386189171325175152" text:style-name="L1">
        <text:list-item>
          <text:p text:style-name="P2"><text:span text:style-name="Strong_20_Emphasis">DDL (Data Definition Language):</text:span></text:p>
          <text:list>
            <text:list-item>
              <text:p text:style-name="P4">Определение структуры данных: создание, изменение и удаление баз данных, таблиц, индексов и других объектов.</text:p>
            </text:list-item>
            <text:list-item>
              <text:p text:style-name="P4">Примеры: <text:span text:style-name="Source_20_Text">CREATE DATABASE</text:span>, <text:span text:style-name="Source_20_Text">CREATE TABLE</text:span>, <text:span text:style-name="Source_20_Text">ALTER TABLE</text:span>, <text:span text:style-name="Source_20_Text">DROP TABLE</text:span>.</text:p>
            </text:list-item>
          </text:list>
        </text:list-item>
        <text:list-item>
          <text:p text:style-name="P2"><text:span text:style-name="Strong_20_Emphasis">DML (Data Manipulation Language):</text:span></text:p>
          <text:list>
            <text:list-item>
              <text:p text:style-name="P4">Управление данными: добавление, изменение, удаление и выборка данных.</text:p>
            </text:list-item>
            <text:list-item>
              <text:p text:style-name="P4">Примеры: <text:span text:style-name="Source_20_Text">INSERT INTO</text:span>, <text:span text:style-name="Source_20_Text">UPDATE</text:span>, <text:span text:style-name="Source_20_Text">DELETE</text:span>, <text:span text:style-name="Source_20_Text">SELECT</text:span>.</text:p>
            </text:list-item>
          </text:list>
        </text:list-item>
        <text:list-item>
          <text:p text:style-name="P2"><text:span text:style-name="Strong_20_Emphasis">DCL (Data Control Language):</text:span></text:p>
          <text:list>
            <text:list-item>
              <text:p text:style-name="P4">Управление доступом к данным: управление правами доступа и безопасностью данных.</text:p>
            </text:list-item>
            <text:list-item>
              <text:p text:style-name="P4">Примеры: <text:span text:style-name="Source_20_Text">GRANT</text:span>, <text:span text:style-name="Source_20_Text">REVOKE</text:span>.</text:p>
            </text:list-item>
          </text:list>
        </text:list-item>
        <text:list-item>
          <text:p text:style-name="P2"><text:span text:style-name="Strong_20_Emphasis">TCL (Transaction Control Language):</text:span></text:p>
          <text:list>
            <text:list-item>
              <text:p text:style-name="P4">Управление транзакциями: управление изменениями в базе данных с помощью транзакций.</text:p>
            </text:list-item>
            <text:list-item>
              <text:p text:style-name="P2">Примеры: <text:span text:style-name="Source_20_Text">COMMIT</text:span>, <text:span text:style-name="Source_20_Text">ROLLBACK</text:span>, <text:span text:style-name="Source_20_Text">SAVEPOINT</text:span>.</text:p>
            </text:list-item>
          </text:list>
        </text:list-item>
      </text:list>
      <text:h text:style-name="P5" text:outline-level="3">Компоненты SQL:</text:h>
      <text:list xml:id="list7880433655531183992" text:style-name="L2">
        <text:list-item>
          <text:p text:style-name="P3"><text:span text:style-name="Strong_20_Emphasis">Команды (</text:span><text:span text:style-name="Strong_20_Emphasis"><text:span text:style-name="Source_20_Text">Commands</text:span></text:span><text:span text:style-name="Strong_20_Emphasis">):</text:span> SQL-запросы, выполняющие различные операции, такие как создание таблиц, добавление данных, выборка информации и другие манипуляции с данными.</text:p>
        </text:list-item>
        <text:list-item>
          <text:p text:style-name="P3"><text:span text:style-name="Strong_20_Emphasis">Функции (</text:span><text:span text:style-name="Strong_20_Emphasis"><text:span text:style-name="Source_20_Text">Functions</text:span></text:span><text:span text:style-name="Strong_20_Emphasis">):</text:span> Встроенные функции, которые выполняют операции над данными или возвращают специфические значения (например, <text:span text:style-name="Source_20_Text">SUM</text:span>, <text:span text:style-name="Source_20_Text">COUNT</text:span>, <text:span text:style-name="Source_20_Text">AVG</text:span>, <text:span text:style-name="Source_20_Text">MAX</text:span>, <text:span text:style-name="Source_20_Text">MIN</text:span>).</text:p>
        </text:list-item>
        <text:list-item>
          <text:p text:style-name="P3"><text:span text:style-name="Strong_20_Emphasis">Операторы (</text:span><text:span text:style-name="Strong_20_Emphasis"><text:span text:style-name="Source_20_Text">Operators</text:span></text:span><text:span text:style-name="Strong_20_Emphasis">):</text:span> SQL предоставляет различные операторы для сравнения, логических выражений, соединений таблиц и фильтрации данных (<text:span text:style-name="Source_20_Text">=</text:span>, <text:span text:style-name="Source_20_Text">&gt;</text:span>, <text:span text:style-name="Source_20_Text">&lt;</text:span>, <text:span text:style-name="Source_20_Text">AND</text:span>, <text:span text:style-name="Source_20_Text">OR</text:span>, <text:span text:style-name="Source_20_Text">JOIN</text:span>).</text:p>
        </text:list-item>
        <text:list-item>
          <text:p text:style-name="P3"><text:span text:style-name="Strong_20_Emphasis">Условия (</text:span><text:span text:style-name="Strong_20_Emphasis"><text:span text:style-name="Source_20_Text">Conditions</text:span></text:span><text:span text:style-name="Strong_20_Emphasis">):</text:span> Определяют, какие данные выбирать или изменять при выполнении SQL-запросов (<text:span text:style-name="Source_20_Text">WHERE</text:span>, <text:span text:style-name="Source_20_Text">HAVING</text:span>).</text:p>
        </text:list-item>
        <text:list-item>
          <text:p text:style-name="P3"><text:span text:style-name="Strong_20_Emphasis">Индексы (</text:span><text:span text:style-name="Strong_20_Emphasis"><text:span text:style-name="Source_20_Text">Indexes</text:span></text:span><text:span text:style-name="Strong_20_Emphasis">):</text:span> Специальные структуры данных, которые ускоряют процесс поиска и обработки данных в базе данных.</text:p>
        </text:list-item>
      </text:list>
      <text:p text:style-name="P1">SQL является мощным инструментом для работы с данными в реляционных базах данных. Его понимание позволяет эффективно управлять и извлекать информацию из баз данных, а также обеспечивает безопасность и целостность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5T02:33:12.41</dc:date>
    <meta:document-statistic meta:table-count="0" meta:image-count="0" meta:object-count="0" meta:page-count="1" meta:paragraph-count="21" meta:word-count="249" meta:character-count="1873"/>
    <dc:creator>Dima Wide</dc:creator>
    <meta:user-defined meta:name="Info 1"/>
    <meta:user-defined meta:name="Info 2"/>
    <meta:user-defined meta:name="Info 3"/>
    <meta:user-defined meta:name="Info 4"/>
  </office:meta>
</office:document-meta>
</file>